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4.7945in" svg:y="0.4539in">
            <draw:object draw:notify-on-update-of-ranges="Sheet1.B5:Sheet1.B10 Sheet1.C5:Sheet1.C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Example 18.1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n(x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LN([.B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LN([.B6])" office:value-type="float" office:value="0.693147180559945" calcext:value-type="float">
            <text:p>0.6931471805599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LN([.B7])" office:value-type="float" office:value="1.09861228866811" calcext:value-type="float">
            <text:p>1.098612288668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LN([.B8])" office:value-type="float" office:value="1.38629436111989" calcext:value-type="float">
            <text:p>1.386294361119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LN([.B9])" office:value-type="float" office:value="1.6094379124341" calcext:value-type="float">
            <text:p>1.60943791243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LN([.B10])" office:value-type="float" office:value="1.79175946922806" calcext:value-type="float">
            <text:p>1.7917594692280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Estimate ln(2)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x0=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1=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=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x0=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1=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=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f(x1)</text:p>
          </table:table-cell>
          <table:table-cell office:value-type="string" calcext:value-type="string">
            <text:p>f(x0)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ln(x)</text:p>
          </table:table-cell>
          <table:table-cell office:value-type="string" calcext:value-type="string">
            <text:p>Et(%)</text:p>
          </table:table-cell>
          <table:table-cell/>
        </table:table-row>
        <table:table-row table:style-name="ro1">
          <table:table-cell/>
          <table:table-cell table:formula="of:=LN([.C15])" office:value-type="float" office:value="1.79175946922806" calcext:value-type="float">
            <text:p>1.79175946922806</text:p>
          </table:table-cell>
          <table:table-cell table:formula="of:=LN([.C14])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([.D26]-[.C14])*(([.B26]-[.C26])/([.C15]-[.C14]))+[.C26]" office:value-type="float" office:value="0.358351893845611" calcext:value-type="float">
            <text:p>0.358351893845611</text:p>
          </table:table-cell>
          <table:table-cell table:style-name="ce1" table:formula="of:=100*ABS(([.$C$6]-[.E26])/([.$C$6]))" office:value-type="float" office:value="48.3007499855769" calcext:value-type="float">
            <text:p>48.3007499855769</text:p>
          </table:table-cell>
          <table:table-cell/>
        </table:table-row>
        <table:table-row table:style-name="ro1">
          <table:table-cell/>
          <table:table-cell table:formula="of:=LN([.C19])" office:value-type="float" office:value="1.38629436111989" calcext:value-type="float">
            <text:p>1.38629436111989</text:p>
          </table:table-cell>
          <table:table-cell table:formula="of:=LN([.C18])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(([.B27]-[.C27])/([.C19]-[.C18]))*([.D27]-[.C18])+[.C27]" office:value-type="float" office:value="0.462098120373297" calcext:value-type="float">
            <text:p>0.462098120373297</text:p>
          </table:table-cell>
          <table:table-cell table:style-name="ce1" table:formula="of:=100*ABS(([.$C$6]-[.E27])/([.$C$6]))" office:value-type="float" office:value="33.3333333333333" calcext:value-type="float">
            <text:p>33.3333333333333</text:p>
          </table:table-cell>
          <table:table-cell/>
        </table:table-row>
        <table:table-row table:style-name="ro1">
          <table:table-cell table:number-columns-repeated="3"/>
          <table:table-cell table:style-name="ce1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24T20:06:03.778753551</dc:date>
    <meta:editing-duration>PT22M59S</meta:editing-duration>
    <meta:editing-cycles>17</meta:editing-cycles>
    <meta:generator>LibreOffice/7.3.7.2$Linux_X86_64 LibreOffice_project/30$Build-2</meta:generator>
    <meta:document-statistic meta:table-count="1" meta:cell-count="4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cm" svg:y="4.198cm" style:legend-expansion="high" chart:style-name="ch2"/>
        <chart:plot-area chart:style-name="ch3" table:cell-range-address="Sheet1.B5:Sheet1.C10" svg:x="0.32cm" svg:y="0.18cm" svg:width="12.45cm" svg:height="8.64cm">
          <chart:coordinate-region svg:x="1.058cm" svg:y="0.382cm" svg:width="11.615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5:Sheet1.C10" chart:class="chart:scatter">
            <chart:domain table:cell-range-address="Sheet1.B5:Sheet1.B10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5:Sheet1.B10</svg:desc>
                </draw:g>
              </table:table-cell>
              <table:table-cell office:value-type="float" office:value="0">
                <text:p>0</text:p>
                <draw:g>
                  <svg:desc>Sheet1.C5:Sheet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93147180559945">
                <text:p>0.6931471805599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09861228866811">
                <text:p>1.098612288668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38629436111989">
                <text:p>1.386294361119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6094379124341">
                <text:p>1.60943791243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79175946922806">
                <text:p>1.791759469228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